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462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462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462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462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462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462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462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462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462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462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462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462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462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462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462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462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462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Fabiàn José Martìnez Ramì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3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670203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osana Del Carmen Ramirez De Marti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70203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4.30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78" meta:non-whitespace-character-count="1008"/>
    <meta:template xlink:type="simple" xlink:actuate="onRequest" xlink:title="Normal" xlink:href=""/>
  </office:meta>
</office:document-meta>
</file>